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6ebb" officeooo:paragraph-rsid="00046ebb"/>
    </style:style>
    <style:style style:name="P2" style:family="paragraph" style:parent-style-name="Standard">
      <style:text-properties officeooo:rsid="00046ebb" officeooo:paragraph-rsid="000664b8"/>
    </style:style>
    <style:style style:name="T1" style:family="text">
      <style:text-properties officeooo:rsid="000664b8"/>
    </style:style>
    <style:style style:name="T2" style:family="text">
      <style:text-properties style:text-position="super 58%"/>
    </style:style>
    <style:style style:name="T3" style:family="text">
      <style:text-properties style:text-position="super 58%" officeooo:rsid="000664b8"/>
    </style:style>
    <style:style style:name="T4" style:family="text">
      <style:text-properties style:text-position="super 58%" fo:font-style="italic" officeooo:rsid="000664b8" style:font-style-asian="italic" style:font-style-complex="italic"/>
    </style:style>
    <style:style style:name="T5" style:family="text">
      <style:text-properties fo:font-style="italic" officeooo:rsid="000664b8" style:font-style-asian="italic" style:font-style-complex="italic"/>
    </style:style>
    <style:style style:name="T6" style:family="text">
      <style:text-properties fo:font-style="italic" officeooo:rsid="00069137" style:font-style-asian="italic" style:font-style-complex="italic"/>
    </style:style>
    <style:style style:name="T7" style:family="text">
      <style:text-properties fo:font-style="italic" officeooo:rsid="000770e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deon Rosenblatt</text:p>
      <text:p text:style-name="P2">Shared publicly <text:s/>- <text:s/>7:36 AM <text:span text:style-name="T5">(Posted on Google+, 26</text:span><text:span text:style-name="T4">th <text:s/></text:span><text:span text:style-name="T5">June, 2014</text:span><text:span text:style-name="T5">) </text:span></text:p>
      <text:p text:style-name="P1"><text:s/>#China</text:p>
      <text:p text:style-name="P1"><text:s/></text:p>
      <text:p text:style-name="P1">Thoughts on Visiting China 25 Years Later</text:p>
      <text:p text:style-name="P1"/>
      <text:p text:style-name="P1">My Connection with China</text:p>
      <text:p text:style-name="P1">When I was twenty-two and fresh out of school, I moved to Beijing. I landed my first real job there, and ended up staying for a couple years. When I returned to the U.S. in 1987, I continued my work with China from Washington, D.C. In May 1989, I was in Beijing on a business trip, just as the fledgling democracy movement was taking off. I visited with some of protestors on Tiananmen Square and was deeply moved by what I saw there. It left me with great hope for the future of China. <text:s/></text:p>
      <text:p text:style-name="P1"/>
      <text:p text:style-name="P1">A few weeks later, the tanks rolled in and the democracy movement was crushed. It affected me quite deeply, and I decided to disconnect my future from China. </text:p>
      <text:p text:style-name="P1"/>
      <text:p text:style-name="P1">That was twenty five years ago, and I finally decided to go back. Just last Saturday, my wife and two boys returned from fifteen days traveling to Beijing, Xi'an, Lijiang, Shangrila, Nanjing and Shanghai. Though we didn’t plan it this way, we arrived in Beijing the day after the twenty-fifth anniversary of the Tiananmen Massacre. You wouldn’t have known it from being there. Not a peep. </text:p>
      <text:p text:style-name="P1"/>
      <text:p text:style-name="P1">My New Perspective on China</text:p>
      <text:p text:style-name="P1">This trip gave me a more historical perspective on China than I’d had when I was living there.</text:p>
      <text:p text:style-name="P1"/>
      <text:p text:style-name="P1">China has a long history, and over the course of that history, it has been invaded by armies and by ideas. The Yuan dynasty in the 13th and 14th centuries was run by Mongolians, and the Qing dynasty from the 17th to early 20th centuries, by Manchus from northeastern Asia. Buddhism first arrived in China some two thousand years ago, eventually becoming an integral part of Chinese culture. </text:p>
      <text:p text:style-name="P1"/>
      <text:p text:style-name="P1">Each of these invasions are but layers in the foundation of modern China. They never fully disappear, but their importance eventually wanes as the core Chinese culture reasserts itself. </text:p>
      <text:p text:style-name="P1"/>
      <text:p text:style-name="P1">With twenty five years of distance, I now see that Communism is just one more of these layers of foreign invasions. Communism is just too central to the story of modern China’s origins to be fully set aside without an overthrow of the existing government - and frankly, I don’t see that happening. And yet, on this trip, the official Communist line just seemed so very out of step with the reality that I now see in China. </text:p>
      <text:p text:style-name="P1"/>
      <text:p text:style-name="P1">The most obvious example of this dissonance is the growing disparity between the haves and the have-nots. The political elite have long led very different lives from those of everyday citizens in China, but now the wealth of the few is impossible to ignore. High-end retail outlets sell Louis Vuitton and Prada handbags, while black Audi A6’s with tinted glass windows cruise the streets. Foreign luxury brands are extremely active in China’s big cities. They smell the concentration of wealth and are attracted like flies. </text:p>
      <text:p text:style-name="P1"/>
      <text:p text:style-name="P1">It’s said that the three legs of Chinese culture are Confucianism, Taoism and Buddhism. I saw little evidence of a resurgence in Taoism, but I did see a lot of people praying in the Buddhist temples we visited. More obvious though is the growing interest in Confucianism, which Evan Osnos talk a lot about in his book, Age of Ambition. I don’t remember anyone talking about Confucius back in 1985, but on this trip, we visited two pretty large temples that were dedicated to him. </text:p>
      <text:p text:style-name="P1"><text:soft-page-break/></text:p>
      <text:p text:style-name="P1">My sense, after this visit, is that the dissonance between the Communist Party’s official line and what people actually experience will eventually prove too great to hold, and that as this happens, the party will eventually begin to lean more and more on Chinese culture (specifically, Confucianism and Legalism) to explain how the country is governed. As the Chinese economy ascends to a dominant role in the world, those of us outside of China will begin hearing a lot more about these schools of thought. </text:p>
      <text:p text:style-name="P1"/>
      <text:p text:style-name="P1">Personally, I’m waiting for the Taois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1S</meta:editing-duration>
    <meta:editing-cycles>7</meta:editing-cycles>
    <meta:generator>LibreOffice/4.2.4.2$Windows_x86 LibreOffice_project/63150712c6d317d27ce2db16eb94c2f3d7b699f8</meta:generator>
    <dc:date>2014-06-27T11:46:22.419000000</dc:date>
    <meta:document-statistic meta:table-count="0" meta:image-count="0" meta:object-count="0" meta:page-count="2" meta:paragraph-count="18" meta:word-count="673" meta:character-count="3868" meta:non-whitespace-character-count="3196"/>
    <meta:user-defined meta:name="Info 1"/>
    <meta:user-defined meta:name="Info 2"/>
    <meta:user-defined meta:name="Info 3"/>
    <meta:user-defined meta:name="Info 4"/>
  </office:meta>
</office:document-meta>
</file>